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7.788cm"/>
    </style:style>
    <style:style style:name="co6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9" office:value-type="string" calcext:value-type="string" table:number-columns-spanned="2" table:number-rows-spanned="1">
            <text:p>RTX 3050 mobile (4GB)</text:p>
          </table:table-cell>
          <table:covered-table-cell table:style-name="ce12"/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Kernel</text:p>
          </table:table-cell>
          <table:table-cell table:style-name="ce10" office:value-type="string" calcext:value-type="string">
            <text:p>Time</text:p>
          </table:table-cell>
          <table:table-cell/>
          <table:table-cell table:number-columns-repeated="2" office:value-type="float" office:value="3.25" calcext:value-type="float">
            <text:p>3.25</text:p>
          </table:table-cell>
          <table:table-cell table:formula="of:=SUM([.E1:.E256])" office:value-type="float" office:value="1711011.25" calcext:value-type="float">
            <text:p>1711011.25</text:p>
          </table:table-cell>
          <table:table-cell table:number-columns-repeated="2" office:value-type="float" office:value="1711011.25" calcext:value-type="float">
            <text:p>1711011.25</text:p>
          </table:table-cell>
        </table:table-row>
        <table:table-row table:style-name="ro1">
          <table:table-cell table:style-name="ce11" office:value-type="string" calcext:value-type="string">
            <text:p>accum1_allflags</text:p>
          </table:table-cell>
          <table:table-cell table:style-name="ce11" office:value-type="string" calcext:value-type="string">
            <text:p>22.9542 ms</text:p>
          </table:table-cell>
          <table:table-cell/>
          <table:table-cell table:number-columns-repeated="2" office:value-type="float" office:value="8.5" calcext:value-type="float">
            <text:p>8.5</text:p>
          </table:table-cell>
          <table:table-cell table:formula="of:=SUM([.E257:.E512])" office:value-type="float" office:value="1711032.25" calcext:value-type="float">
            <text:p>1711032.25</text:p>
          </table:table-cell>
          <table:table-cell table:number-columns-repeated="2" office:value-type="float" office:value="1711032.25" calcext:value-type="float">
            <text:p>1711032.25</text:p>
          </table:table-cell>
        </table:table-row>
        <table:table-row table:style-name="ro1">
          <table:table-cell table:style-name="ce11" office:value-type="string" calcext:value-type="string">
            <text:p>accum1_nlag</text:p>
          </table:table-cell>
          <table:table-cell table:style-name="ce11" office:value-type="string" calcext:value-type="string">
            <text:p>11.779 ms</text:p>
          </table:table-cell>
          <table:table-cell/>
          <table:table-cell table:number-columns-repeated="2" office:value-type="float" office:value="16.25" calcext:value-type="float">
            <text:p>16.25</text:p>
          </table:table-cell>
          <table:table-cell table:formula="of:=SUM([.E513:.E768])" office:value-type="float" office:value="1711073.25" calcext:value-type="float">
            <text:p>1711073.25</text:p>
          </table:table-cell>
          <table:table-cell table:number-columns-repeated="2" office:value-type="float" office:value="1711073.25" calcext:value-type="float">
            <text:p>1711073.25</text:p>
          </table:table-cell>
        </table:table-row>
        <table:table-row table:style-name="ro1">
          <table:table-cell table:style-name="ce11" office:value-type="string" calcext:value-type="string">
            <text:p>accum2_allflags</text:p>
          </table:table-cell>
          <table:table-cell table:style-name="ce11" office:value-type="string" calcext:value-type="string">
            <text:p>0.159486 ms</text:p>
          </table:table-cell>
          <table:table-cell/>
          <table:table-cell table:number-columns-repeated="2" office:value-type="float" office:value="26.5" calcext:value-type="float">
            <text:p>26.5</text:p>
          </table:table-cell>
          <table:table-cell table:formula="of:=SUM([.E769:.E1002])" office:value-type="float" office:value="1442359.5" calcext:value-type="float">
            <text:p>1442359.5</text:p>
          </table:table-cell>
          <table:table-cell table:number-columns-repeated="2" office:value-type="float" office:value="1442359.5" calcext:value-type="float">
            <text:p>1442359.5</text:p>
          </table:table-cell>
        </table:table-row>
        <table:table-row table:style-name="ro1">
          <table:table-cell table:style-name="ce11" office:value-type="string" calcext:value-type="string">
            <text:p>accum2_nlag</text:p>
          </table:table-cell>
          <table:table-cell table:style-name="ce11" office:value-type="string" calcext:value-type="string">
            <text:p>0.138077 ms</text:p>
          </table:table-cell>
          <table:table-cell/>
          <table:table-cell table:number-columns-repeated="2" office:value-type="float" office:value="39.25" calcext:value-type="float">
            <text:p>39.25</text:p>
          </table:table-cell>
          <table:table-cell table:formula="of:=SUM([.F2:.F5])" office:value-type="float" office:value="6575476.25" calcext:value-type="float">
            <text:p>6575476.25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accum1_lookup_nlag</text:p>
          </table:table-cell>
          <table:table-cell table:style-name="ce11" office:value-type="string" calcext:value-type="string">
            <text:p>6.82757 ms</text:p>
          </table:table-cell>
          <table:table-cell/>
          <table:table-cell table:number-columns-repeated="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accum1_lookup_allflags</text:p>
          </table:table-cell>
          <table:table-cell table:style-name="ce11" office:value-type="string" calcext:value-type="string">
            <text:p>14.6397 ms</text:p>
          </table:table-cell>
          <table:table-cell/>
          <table:table-cell table:number-columns-repeated="2" office:value-type="float" office:value="72.25" calcext:value-type="float">
            <text:p>72.25</text:p>
          </table:table-cell>
          <table:table-cell table:formula="of:=SUM([.D1:.D1002])" office:value-type="float" office:value="6575476.25" calcext:value-type="float">
            <text:p>6575476.25</text:p>
          </table:table-cell>
          <table:table-cell/>
          <table:table-cell table:formula="of:=SUM([.H2:.H5])" office:value-type="float" office:value="6575476.25" calcext:value-type="float">
            <text:p>6575476.2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5.25" calcext:value-type="float">
            <text:p>1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0.5" calcext:value-type="float">
            <text:p>14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8.25" calcext:value-type="float">
            <text:p>1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8.5" calcext:value-type="float">
            <text:p>1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1.25" calcext:value-type="float">
            <text:p>2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6.5" calcext:value-type="float">
            <text:p>26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4.25" calcext:value-type="float">
            <text:p>3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4.5" calcext:value-type="float">
            <text:p>3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7.25" calcext:value-type="float">
            <text:p>3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32.5" calcext:value-type="float">
            <text:p>43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0.25" calcext:value-type="float">
            <text:p>4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0.5" calcext:value-type="float">
            <text:p>5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3.25" calcext:value-type="float">
            <text:p>5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38.5" calcext:value-type="float">
            <text:p>63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6.25" calcext:value-type="float">
            <text:p>6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6.5" calcext:value-type="float">
            <text:p>7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9.25" calcext:value-type="float">
            <text:p>8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84.5" calcext:value-type="float">
            <text:p>88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2.25" calcext:value-type="float">
            <text:p>95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2.5" calcext:value-type="float">
            <text:p>10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.25" calcext:value-type="float">
            <text:p>109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70.5" calcext:value-type="float">
            <text:p>117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8.25" calcext:value-type="float">
            <text:p>124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28.5" calcext:value-type="float">
            <text:p>13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11.25" calcext:value-type="float">
            <text:p>141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96.5" calcext:value-type="float">
            <text:p>149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.25" calcext:value-type="float">
            <text:p>158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4.5" calcext:value-type="float">
            <text:p>16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67.25" calcext:value-type="float">
            <text:p>176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62.5" calcext:value-type="float">
            <text:p>186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60.25" calcext:value-type="float">
            <text:p>196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60.5" calcext:value-type="float">
            <text:p>20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163.25" calcext:value-type="float">
            <text:p>216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268.5" calcext:value-type="float">
            <text:p>226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76.25" calcext:value-type="float">
            <text:p>237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486.5" calcext:value-type="float">
            <text:p>24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599.25" calcext:value-type="float">
            <text:p>259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714.5" calcext:value-type="float">
            <text:p>271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832.25" calcext:value-type="float">
            <text:p>283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952.5" calcext:value-type="float">
            <text:p>29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75.25" calcext:value-type="float">
            <text:p>307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200.5" calcext:value-type="float">
            <text:p>320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328.25" calcext:value-type="float">
            <text:p>332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58.5" calcext:value-type="float">
            <text:p>34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591.25" calcext:value-type="float">
            <text:p>359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726.5" calcext:value-type="float">
            <text:p>37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64.25" calcext:value-type="float">
            <text:p>386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004.5" calcext:value-type="float">
            <text:p>40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147.25" calcext:value-type="float">
            <text:p>414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292.5" calcext:value-type="float">
            <text:p>42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440.25" calcext:value-type="float">
            <text:p>444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590.5" calcext:value-type="float">
            <text:p>45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743.25" calcext:value-type="float">
            <text:p>474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98.5" calcext:value-type="float">
            <text:p>48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056.25" calcext:value-type="float">
            <text:p>505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216.5" calcext:value-type="float">
            <text:p>52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79.25" calcext:value-type="float">
            <text:p>537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544.5" calcext:value-type="float">
            <text:p>55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712.25" calcext:value-type="float">
            <text:p>571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82.5" calcext:value-type="float">
            <text:p>58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055.25" calcext:value-type="float">
            <text:p>605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230.5" calcext:value-type="float">
            <text:p>62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408.25" calcext:value-type="float">
            <text:p>640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588.5" calcext:value-type="float">
            <text:p>65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771.25" calcext:value-type="float">
            <text:p>677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56.5" calcext:value-type="float">
            <text:p>69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144.25" calcext:value-type="float">
            <text:p>714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334.5" calcext:value-type="float">
            <text:p>73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27.25" calcext:value-type="float">
            <text:p>752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722.5" calcext:value-type="float">
            <text:p>77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920.25" calcext:value-type="float">
            <text:p>792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20.5" calcext:value-type="float">
            <text:p>812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323.25" calcext:value-type="float">
            <text:p>832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528.5" calcext:value-type="float">
            <text:p>85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736.25" calcext:value-type="float">
            <text:p>873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946.5" calcext:value-type="float">
            <text:p>894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159.25" calcext:value-type="float">
            <text:p>915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374.5" calcext:value-type="float">
            <text:p>93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92.25" calcext:value-type="float">
            <text:p>959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812.5" calcext:value-type="float">
            <text:p>981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035.25" calcext:value-type="float">
            <text:p>1003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60.5" calcext:value-type="float">
            <text:p>102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488.25" calcext:value-type="float">
            <text:p>1048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718.5" calcext:value-type="float">
            <text:p>1071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1.25" calcext:value-type="float">
            <text:p>1095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186.5" calcext:value-type="float">
            <text:p>111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424.25" calcext:value-type="float">
            <text:p>1142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664.5" calcext:value-type="float">
            <text:p>1166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907.25" calcext:value-type="float">
            <text:p>1190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152.5" calcext:value-type="float">
            <text:p>121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00.25" calcext:value-type="float">
            <text:p>1240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650.5" calcext:value-type="float">
            <text:p>1265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903.25" calcext:value-type="float">
            <text:p>1290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158.5" calcext:value-type="float">
            <text:p>131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416.25" calcext:value-type="float">
            <text:p>134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676.5" calcext:value-type="float">
            <text:p>1367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939.25" calcext:value-type="float">
            <text:p>139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204.5" calcext:value-type="float">
            <text:p>142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472.25" calcext:value-type="float">
            <text:p>144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742.5" calcext:value-type="float">
            <text:p>1474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015.25" calcext:value-type="float">
            <text:p>150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290.5" calcext:value-type="float">
            <text:p>152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568.25" calcext:value-type="float">
            <text:p>155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8.5" calcext:value-type="float">
            <text:p>1584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131.25" calcext:value-type="float">
            <text:p>161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416.5" calcext:value-type="float">
            <text:p>164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04.25" calcext:value-type="float">
            <text:p>167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994.5" calcext:value-type="float">
            <text:p>1699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287.25" calcext:value-type="float">
            <text:p>172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582.5" calcext:value-type="float">
            <text:p>175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880.25" calcext:value-type="float">
            <text:p>178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180.5" calcext:value-type="float">
            <text:p>1818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483.25" calcext:value-type="float">
            <text:p>184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788.5" calcext:value-type="float">
            <text:p>187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096.25" calcext:value-type="float">
            <text:p>190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406.5" calcext:value-type="float">
            <text:p>1940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719.25" calcext:value-type="float">
            <text:p>197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034.5" calcext:value-type="float">
            <text:p>200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.25" calcext:value-type="float">
            <text:p>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9.25" calcext:value-type="float">
            <text:p>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2.25" calcext:value-type="float">
            <text:p>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5.25" calcext:value-type="float">
            <text:p>1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0.5" calcext:value-type="float">
            <text:p>14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8.25" calcext:value-type="float">
            <text:p>1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8.5" calcext:value-type="float">
            <text:p>1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1.25" calcext:value-type="float">
            <text:p>2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6.5" calcext:value-type="float">
            <text:p>26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4.25" calcext:value-type="float">
            <text:p>3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4.5" calcext:value-type="float">
            <text:p>3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7.25" calcext:value-type="float">
            <text:p>3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32.5" calcext:value-type="float">
            <text:p>43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0.25" calcext:value-type="float">
            <text:p>4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0.5" calcext:value-type="float">
            <text:p>5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3.25" calcext:value-type="float">
            <text:p>5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38.5" calcext:value-type="float">
            <text:p>63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6.25" calcext:value-type="float">
            <text:p>6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6.5" calcext:value-type="float">
            <text:p>7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9.25" calcext:value-type="float">
            <text:p>8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84.5" calcext:value-type="float">
            <text:p>88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2.25" calcext:value-type="float">
            <text:p>95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2.5" calcext:value-type="float">
            <text:p>10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.25" calcext:value-type="float">
            <text:p>109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70.5" calcext:value-type="float">
            <text:p>117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8.25" calcext:value-type="float">
            <text:p>124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28.5" calcext:value-type="float">
            <text:p>13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11.25" calcext:value-type="float">
            <text:p>141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96.5" calcext:value-type="float">
            <text:p>149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.25" calcext:value-type="float">
            <text:p>158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4.5" calcext:value-type="float">
            <text:p>16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67.25" calcext:value-type="float">
            <text:p>176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62.5" calcext:value-type="float">
            <text:p>186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60.25" calcext:value-type="float">
            <text:p>196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60.5" calcext:value-type="float">
            <text:p>20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163.25" calcext:value-type="float">
            <text:p>216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268.5" calcext:value-type="float">
            <text:p>226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76.25" calcext:value-type="float">
            <text:p>237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486.5" calcext:value-type="float">
            <text:p>24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599.25" calcext:value-type="float">
            <text:p>259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714.5" calcext:value-type="float">
            <text:p>271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832.25" calcext:value-type="float">
            <text:p>283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952.5" calcext:value-type="float">
            <text:p>29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75.25" calcext:value-type="float">
            <text:p>307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200.5" calcext:value-type="float">
            <text:p>320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328.25" calcext:value-type="float">
            <text:p>332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58.5" calcext:value-type="float">
            <text:p>34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591.25" calcext:value-type="float">
            <text:p>359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726.5" calcext:value-type="float">
            <text:p>37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64.25" calcext:value-type="float">
            <text:p>386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004.5" calcext:value-type="float">
            <text:p>40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147.25" calcext:value-type="float">
            <text:p>414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292.5" calcext:value-type="float">
            <text:p>42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440.25" calcext:value-type="float">
            <text:p>444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590.5" calcext:value-type="float">
            <text:p>45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743.25" calcext:value-type="float">
            <text:p>474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98.5" calcext:value-type="float">
            <text:p>48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056.25" calcext:value-type="float">
            <text:p>505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216.5" calcext:value-type="float">
            <text:p>52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79.25" calcext:value-type="float">
            <text:p>537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544.5" calcext:value-type="float">
            <text:p>55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712.25" calcext:value-type="float">
            <text:p>571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82.5" calcext:value-type="float">
            <text:p>58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055.25" calcext:value-type="float">
            <text:p>605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230.5" calcext:value-type="float">
            <text:p>62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408.25" calcext:value-type="float">
            <text:p>640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588.5" calcext:value-type="float">
            <text:p>65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771.25" calcext:value-type="float">
            <text:p>677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56.5" calcext:value-type="float">
            <text:p>69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144.25" calcext:value-type="float">
            <text:p>714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334.5" calcext:value-type="float">
            <text:p>73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27.25" calcext:value-type="float">
            <text:p>752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722.5" calcext:value-type="float">
            <text:p>77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920.25" calcext:value-type="float">
            <text:p>792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20.5" calcext:value-type="float">
            <text:p>812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323.25" calcext:value-type="float">
            <text:p>832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528.5" calcext:value-type="float">
            <text:p>85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736.25" calcext:value-type="float">
            <text:p>873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946.5" calcext:value-type="float">
            <text:p>894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159.25" calcext:value-type="float">
            <text:p>915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374.5" calcext:value-type="float">
            <text:p>93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92.25" calcext:value-type="float">
            <text:p>959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812.5" calcext:value-type="float">
            <text:p>981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035.25" calcext:value-type="float">
            <text:p>1003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60.5" calcext:value-type="float">
            <text:p>102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488.25" calcext:value-type="float">
            <text:p>1048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718.5" calcext:value-type="float">
            <text:p>1071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1.25" calcext:value-type="float">
            <text:p>1095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186.5" calcext:value-type="float">
            <text:p>111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424.25" calcext:value-type="float">
            <text:p>1142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664.5" calcext:value-type="float">
            <text:p>1166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907.25" calcext:value-type="float">
            <text:p>1190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152.5" calcext:value-type="float">
            <text:p>121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00.25" calcext:value-type="float">
            <text:p>1240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650.5" calcext:value-type="float">
            <text:p>1265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903.25" calcext:value-type="float">
            <text:p>1290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158.5" calcext:value-type="float">
            <text:p>131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416.25" calcext:value-type="float">
            <text:p>134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676.5" calcext:value-type="float">
            <text:p>1367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939.25" calcext:value-type="float">
            <text:p>139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204.5" calcext:value-type="float">
            <text:p>142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472.25" calcext:value-type="float">
            <text:p>144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742.5" calcext:value-type="float">
            <text:p>1474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015.25" calcext:value-type="float">
            <text:p>150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290.5" calcext:value-type="float">
            <text:p>152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568.25" calcext:value-type="float">
            <text:p>155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8.5" calcext:value-type="float">
            <text:p>1584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131.25" calcext:value-type="float">
            <text:p>161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416.5" calcext:value-type="float">
            <text:p>164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04.25" calcext:value-type="float">
            <text:p>167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994.5" calcext:value-type="float">
            <text:p>1699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287.25" calcext:value-type="float">
            <text:p>172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582.5" calcext:value-type="float">
            <text:p>175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880.25" calcext:value-type="float">
            <text:p>178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180.5" calcext:value-type="float">
            <text:p>1818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483.25" calcext:value-type="float">
            <text:p>184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788.5" calcext:value-type="float">
            <text:p>187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096.25" calcext:value-type="float">
            <text:p>190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406.5" calcext:value-type="float">
            <text:p>1940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719.25" calcext:value-type="float">
            <text:p>197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034.5" calcext:value-type="float">
            <text:p>200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.25" calcext:value-type="float">
            <text:p>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9.25" calcext:value-type="float">
            <text:p>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2.25" calcext:value-type="float">
            <text:p>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5.25" calcext:value-type="float">
            <text:p>1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0.5" calcext:value-type="float">
            <text:p>14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8.25" calcext:value-type="float">
            <text:p>1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8.5" calcext:value-type="float">
            <text:p>1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1.25" calcext:value-type="float">
            <text:p>2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6.5" calcext:value-type="float">
            <text:p>26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4.25" calcext:value-type="float">
            <text:p>3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4.5" calcext:value-type="float">
            <text:p>3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7.25" calcext:value-type="float">
            <text:p>3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32.5" calcext:value-type="float">
            <text:p>43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0.25" calcext:value-type="float">
            <text:p>4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0.5" calcext:value-type="float">
            <text:p>5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3.25" calcext:value-type="float">
            <text:p>5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38.5" calcext:value-type="float">
            <text:p>63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6.25" calcext:value-type="float">
            <text:p>6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6.5" calcext:value-type="float">
            <text:p>7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9.25" calcext:value-type="float">
            <text:p>8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84.5" calcext:value-type="float">
            <text:p>88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2.25" calcext:value-type="float">
            <text:p>95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2.5" calcext:value-type="float">
            <text:p>10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.25" calcext:value-type="float">
            <text:p>109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70.5" calcext:value-type="float">
            <text:p>117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8.25" calcext:value-type="float">
            <text:p>124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28.5" calcext:value-type="float">
            <text:p>13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11.25" calcext:value-type="float">
            <text:p>141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96.5" calcext:value-type="float">
            <text:p>149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.25" calcext:value-type="float">
            <text:p>158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4.5" calcext:value-type="float">
            <text:p>16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67.25" calcext:value-type="float">
            <text:p>176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62.5" calcext:value-type="float">
            <text:p>186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60.25" calcext:value-type="float">
            <text:p>196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60.5" calcext:value-type="float">
            <text:p>20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163.25" calcext:value-type="float">
            <text:p>216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268.5" calcext:value-type="float">
            <text:p>226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76.25" calcext:value-type="float">
            <text:p>237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486.5" calcext:value-type="float">
            <text:p>24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599.25" calcext:value-type="float">
            <text:p>259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714.5" calcext:value-type="float">
            <text:p>271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832.25" calcext:value-type="float">
            <text:p>283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952.5" calcext:value-type="float">
            <text:p>29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75.25" calcext:value-type="float">
            <text:p>307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200.5" calcext:value-type="float">
            <text:p>320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328.25" calcext:value-type="float">
            <text:p>332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58.5" calcext:value-type="float">
            <text:p>34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591.25" calcext:value-type="float">
            <text:p>359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726.5" calcext:value-type="float">
            <text:p>37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64.25" calcext:value-type="float">
            <text:p>386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004.5" calcext:value-type="float">
            <text:p>40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147.25" calcext:value-type="float">
            <text:p>414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292.5" calcext:value-type="float">
            <text:p>42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440.25" calcext:value-type="float">
            <text:p>444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590.5" calcext:value-type="float">
            <text:p>45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743.25" calcext:value-type="float">
            <text:p>474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98.5" calcext:value-type="float">
            <text:p>48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056.25" calcext:value-type="float">
            <text:p>505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216.5" calcext:value-type="float">
            <text:p>52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79.25" calcext:value-type="float">
            <text:p>537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544.5" calcext:value-type="float">
            <text:p>55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712.25" calcext:value-type="float">
            <text:p>571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82.5" calcext:value-type="float">
            <text:p>58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055.25" calcext:value-type="float">
            <text:p>605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230.5" calcext:value-type="float">
            <text:p>62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408.25" calcext:value-type="float">
            <text:p>640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588.5" calcext:value-type="float">
            <text:p>65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771.25" calcext:value-type="float">
            <text:p>677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56.5" calcext:value-type="float">
            <text:p>69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144.25" calcext:value-type="float">
            <text:p>714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334.5" calcext:value-type="float">
            <text:p>73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27.25" calcext:value-type="float">
            <text:p>752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722.5" calcext:value-type="float">
            <text:p>77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920.25" calcext:value-type="float">
            <text:p>792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20.5" calcext:value-type="float">
            <text:p>812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323.25" calcext:value-type="float">
            <text:p>832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528.5" calcext:value-type="float">
            <text:p>85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736.25" calcext:value-type="float">
            <text:p>873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946.5" calcext:value-type="float">
            <text:p>894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159.25" calcext:value-type="float">
            <text:p>915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374.5" calcext:value-type="float">
            <text:p>93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92.25" calcext:value-type="float">
            <text:p>959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812.5" calcext:value-type="float">
            <text:p>981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035.25" calcext:value-type="float">
            <text:p>1003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60.5" calcext:value-type="float">
            <text:p>102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488.25" calcext:value-type="float">
            <text:p>1048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718.5" calcext:value-type="float">
            <text:p>1071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1.25" calcext:value-type="float">
            <text:p>1095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186.5" calcext:value-type="float">
            <text:p>111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424.25" calcext:value-type="float">
            <text:p>1142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664.5" calcext:value-type="float">
            <text:p>1166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907.25" calcext:value-type="float">
            <text:p>1190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152.5" calcext:value-type="float">
            <text:p>121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00.25" calcext:value-type="float">
            <text:p>1240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650.5" calcext:value-type="float">
            <text:p>1265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903.25" calcext:value-type="float">
            <text:p>1290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158.5" calcext:value-type="float">
            <text:p>131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416.25" calcext:value-type="float">
            <text:p>134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676.5" calcext:value-type="float">
            <text:p>1367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939.25" calcext:value-type="float">
            <text:p>139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204.5" calcext:value-type="float">
            <text:p>142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472.25" calcext:value-type="float">
            <text:p>144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742.5" calcext:value-type="float">
            <text:p>1474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015.25" calcext:value-type="float">
            <text:p>150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290.5" calcext:value-type="float">
            <text:p>152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568.25" calcext:value-type="float">
            <text:p>155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8.5" calcext:value-type="float">
            <text:p>1584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131.25" calcext:value-type="float">
            <text:p>161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416.5" calcext:value-type="float">
            <text:p>164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04.25" calcext:value-type="float">
            <text:p>167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994.5" calcext:value-type="float">
            <text:p>1699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287.25" calcext:value-type="float">
            <text:p>172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582.5" calcext:value-type="float">
            <text:p>175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880.25" calcext:value-type="float">
            <text:p>178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180.5" calcext:value-type="float">
            <text:p>1818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483.25" calcext:value-type="float">
            <text:p>184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788.5" calcext:value-type="float">
            <text:p>187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096.25" calcext:value-type="float">
            <text:p>190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406.5" calcext:value-type="float">
            <text:p>1940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719.25" calcext:value-type="float">
            <text:p>197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034.5" calcext:value-type="float">
            <text:p>200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.25" calcext:value-type="float">
            <text:p>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9.25" calcext:value-type="float">
            <text:p>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2.25" calcext:value-type="float">
            <text:p>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5.25" calcext:value-type="float">
            <text:p>1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0.5" calcext:value-type="float">
            <text:p>14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8.25" calcext:value-type="float">
            <text:p>1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8.5" calcext:value-type="float">
            <text:p>1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1.25" calcext:value-type="float">
            <text:p>2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6.5" calcext:value-type="float">
            <text:p>26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4.25" calcext:value-type="float">
            <text:p>3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4.5" calcext:value-type="float">
            <text:p>3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7.25" calcext:value-type="float">
            <text:p>3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32.5" calcext:value-type="float">
            <text:p>43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0.25" calcext:value-type="float">
            <text:p>4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0.5" calcext:value-type="float">
            <text:p>5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3.25" calcext:value-type="float">
            <text:p>5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38.5" calcext:value-type="float">
            <text:p>63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6.25" calcext:value-type="float">
            <text:p>6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6.5" calcext:value-type="float">
            <text:p>7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9.25" calcext:value-type="float">
            <text:p>8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84.5" calcext:value-type="float">
            <text:p>88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2.25" calcext:value-type="float">
            <text:p>95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2.5" calcext:value-type="float">
            <text:p>10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.25" calcext:value-type="float">
            <text:p>109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70.5" calcext:value-type="float">
            <text:p>117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8.25" calcext:value-type="float">
            <text:p>124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28.5" calcext:value-type="float">
            <text:p>13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11.25" calcext:value-type="float">
            <text:p>141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96.5" calcext:value-type="float">
            <text:p>149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.25" calcext:value-type="float">
            <text:p>158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4.5" calcext:value-type="float">
            <text:p>16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67.25" calcext:value-type="float">
            <text:p>176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62.5" calcext:value-type="float">
            <text:p>186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60.25" calcext:value-type="float">
            <text:p>196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60.5" calcext:value-type="float">
            <text:p>20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163.25" calcext:value-type="float">
            <text:p>216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268.5" calcext:value-type="float">
            <text:p>226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76.25" calcext:value-type="float">
            <text:p>237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486.5" calcext:value-type="float">
            <text:p>24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599.25" calcext:value-type="float">
            <text:p>259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714.5" calcext:value-type="float">
            <text:p>271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832.25" calcext:value-type="float">
            <text:p>283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952.5" calcext:value-type="float">
            <text:p>29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75.25" calcext:value-type="float">
            <text:p>307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200.5" calcext:value-type="float">
            <text:p>320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328.25" calcext:value-type="float">
            <text:p>332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58.5" calcext:value-type="float">
            <text:p>34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591.25" calcext:value-type="float">
            <text:p>359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726.5" calcext:value-type="float">
            <text:p>37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64.25" calcext:value-type="float">
            <text:p>386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004.5" calcext:value-type="float">
            <text:p>40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147.25" calcext:value-type="float">
            <text:p>414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292.5" calcext:value-type="float">
            <text:p>42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440.25" calcext:value-type="float">
            <text:p>444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590.5" calcext:value-type="float">
            <text:p>45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743.25" calcext:value-type="float">
            <text:p>474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98.5" calcext:value-type="float">
            <text:p>48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056.25" calcext:value-type="float">
            <text:p>505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216.5" calcext:value-type="float">
            <text:p>52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79.25" calcext:value-type="float">
            <text:p>537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544.5" calcext:value-type="float">
            <text:p>55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712.25" calcext:value-type="float">
            <text:p>571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82.5" calcext:value-type="float">
            <text:p>58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055.25" calcext:value-type="float">
            <text:p>605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230.5" calcext:value-type="float">
            <text:p>62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408.25" calcext:value-type="float">
            <text:p>640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588.5" calcext:value-type="float">
            <text:p>65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771.25" calcext:value-type="float">
            <text:p>677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56.5" calcext:value-type="float">
            <text:p>69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144.25" calcext:value-type="float">
            <text:p>714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334.5" calcext:value-type="float">
            <text:p>73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27.25" calcext:value-type="float">
            <text:p>752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722.5" calcext:value-type="float">
            <text:p>77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920.25" calcext:value-type="float">
            <text:p>792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20.5" calcext:value-type="float">
            <text:p>812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323.25" calcext:value-type="float">
            <text:p>832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528.5" calcext:value-type="float">
            <text:p>85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736.25" calcext:value-type="float">
            <text:p>873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946.5" calcext:value-type="float">
            <text:p>894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159.25" calcext:value-type="float">
            <text:p>915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374.5" calcext:value-type="float">
            <text:p>93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92.25" calcext:value-type="float">
            <text:p>959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812.5" calcext:value-type="float">
            <text:p>981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035.25" calcext:value-type="float">
            <text:p>1003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60.5" calcext:value-type="float">
            <text:p>102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488.25" calcext:value-type="float">
            <text:p>1048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718.5" calcext:value-type="float">
            <text:p>1071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1.25" calcext:value-type="float">
            <text:p>1095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186.5" calcext:value-type="float">
            <text:p>111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424.25" calcext:value-type="float">
            <text:p>1142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664.5" calcext:value-type="float">
            <text:p>1166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907.25" calcext:value-type="float">
            <text:p>1190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152.5" calcext:value-type="float">
            <text:p>121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00.25" calcext:value-type="float">
            <text:p>1240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650.5" calcext:value-type="float">
            <text:p>1265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903.25" calcext:value-type="float">
            <text:p>1290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158.5" calcext:value-type="float">
            <text:p>131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416.25" calcext:value-type="float">
            <text:p>134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676.5" calcext:value-type="float">
            <text:p>1367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939.25" calcext:value-type="float">
            <text:p>139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204.5" calcext:value-type="float">
            <text:p>142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472.25" calcext:value-type="float">
            <text:p>144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742.5" calcext:value-type="float">
            <text:p>1474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015.25" calcext:value-type="float">
            <text:p>150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290.5" calcext:value-type="float">
            <text:p>152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568.25" calcext:value-type="float">
            <text:p>155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8.5" calcext:value-type="float">
            <text:p>1584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131.25" calcext:value-type="float">
            <text:p>161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416.5" calcext:value-type="float">
            <text:p>164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04.25" calcext:value-type="float">
            <text:p>167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994.5" calcext:value-type="float">
            <text:p>1699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287.25" calcext:value-type="float">
            <text:p>172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582.5" calcext:value-type="float">
            <text:p>175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880.25" calcext:value-type="float">
            <text:p>178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180.5" calcext:value-type="float">
            <text:p>1818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483.25" calcext:value-type="float">
            <text:p>184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788.5" calcext:value-type="float">
            <text:p>187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096.25" calcext:value-type="float">
            <text:p>190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406.5" calcext:value-type="float">
            <text:p>1940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719.25" calcext:value-type="float">
            <text:p>197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034.5" calcext:value-type="float">
            <text:p>200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.25" calcext:value-type="float">
            <text:p>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9.25" calcext:value-type="float">
            <text:p>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2.25" calcext:value-type="float">
            <text:p>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5.25" calcext:value-type="float">
            <text:p>1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0.5" calcext:value-type="float">
            <text:p>14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8.25" calcext:value-type="float">
            <text:p>1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8.5" calcext:value-type="float">
            <text:p>1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1.25" calcext:value-type="float">
            <text:p>2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6.5" calcext:value-type="float">
            <text:p>26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4.25" calcext:value-type="float">
            <text:p>3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4.5" calcext:value-type="float">
            <text:p>3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7.25" calcext:value-type="float">
            <text:p>3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32.5" calcext:value-type="float">
            <text:p>43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0.25" calcext:value-type="float">
            <text:p>4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0.5" calcext:value-type="float">
            <text:p>5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3.25" calcext:value-type="float">
            <text:p>5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38.5" calcext:value-type="float">
            <text:p>63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6.25" calcext:value-type="float">
            <text:p>6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6.5" calcext:value-type="float">
            <text:p>7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9.25" calcext:value-type="float">
            <text:p>8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84.5" calcext:value-type="float">
            <text:p>88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2.25" calcext:value-type="float">
            <text:p>95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2.5" calcext:value-type="float">
            <text:p>10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.25" calcext:value-type="float">
            <text:p>109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70.5" calcext:value-type="float">
            <text:p>117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8.25" calcext:value-type="float">
            <text:p>124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28.5" calcext:value-type="float">
            <text:p>13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11.25" calcext:value-type="float">
            <text:p>141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96.5" calcext:value-type="float">
            <text:p>149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.25" calcext:value-type="float">
            <text:p>158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4.5" calcext:value-type="float">
            <text:p>16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67.25" calcext:value-type="float">
            <text:p>176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62.5" calcext:value-type="float">
            <text:p>186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60.25" calcext:value-type="float">
            <text:p>196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60.5" calcext:value-type="float">
            <text:p>20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163.25" calcext:value-type="float">
            <text:p>216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268.5" calcext:value-type="float">
            <text:p>226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76.25" calcext:value-type="float">
            <text:p>237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486.5" calcext:value-type="float">
            <text:p>24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599.25" calcext:value-type="float">
            <text:p>259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714.5" calcext:value-type="float">
            <text:p>271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832.25" calcext:value-type="float">
            <text:p>283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952.5" calcext:value-type="float">
            <text:p>29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75.25" calcext:value-type="float">
            <text:p>307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200.5" calcext:value-type="float">
            <text:p>320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328.25" calcext:value-type="float">
            <text:p>332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58.5" calcext:value-type="float">
            <text:p>34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591.25" calcext:value-type="float">
            <text:p>359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726.5" calcext:value-type="float">
            <text:p>37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64.25" calcext:value-type="float">
            <text:p>386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004.5" calcext:value-type="float">
            <text:p>40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147.25" calcext:value-type="float">
            <text:p>414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292.5" calcext:value-type="float">
            <text:p>42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440.25" calcext:value-type="float">
            <text:p>444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590.5" calcext:value-type="float">
            <text:p>45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743.25" calcext:value-type="float">
            <text:p>474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98.5" calcext:value-type="float">
            <text:p>48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056.25" calcext:value-type="float">
            <text:p>505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216.5" calcext:value-type="float">
            <text:p>52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79.25" calcext:value-type="float">
            <text:p>537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544.5" calcext:value-type="float">
            <text:p>55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712.25" calcext:value-type="float">
            <text:p>571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82.5" calcext:value-type="float">
            <text:p>58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055.25" calcext:value-type="float">
            <text:p>605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230.5" calcext:value-type="float">
            <text:p>62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408.25" calcext:value-type="float">
            <text:p>640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588.5" calcext:value-type="float">
            <text:p>65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771.25" calcext:value-type="float">
            <text:p>677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56.5" calcext:value-type="float">
            <text:p>69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144.25" calcext:value-type="float">
            <text:p>714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334.5" calcext:value-type="float">
            <text:p>73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27.25" calcext:value-type="float">
            <text:p>752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722.5" calcext:value-type="float">
            <text:p>77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920.25" calcext:value-type="float">
            <text:p>792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20.5" calcext:value-type="float">
            <text:p>812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323.25" calcext:value-type="float">
            <text:p>832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528.5" calcext:value-type="float">
            <text:p>85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736.25" calcext:value-type="float">
            <text:p>873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946.5" calcext:value-type="float">
            <text:p>894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159.25" calcext:value-type="float">
            <text:p>915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374.5" calcext:value-type="float">
            <text:p>93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92.25" calcext:value-type="float">
            <text:p>959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812.5" calcext:value-type="float">
            <text:p>981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035.25" calcext:value-type="float">
            <text:p>1003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60.5" calcext:value-type="float">
            <text:p>102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488.25" calcext:value-type="float">
            <text:p>1048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718.5" calcext:value-type="float">
            <text:p>1071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1.25" calcext:value-type="float">
            <text:p>1095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186.5" calcext:value-type="float">
            <text:p>111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424.25" calcext:value-type="float">
            <text:p>1142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664.5" calcext:value-type="float">
            <text:p>1166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907.25" calcext:value-type="float">
            <text:p>1190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152.5" calcext:value-type="float">
            <text:p>121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00.25" calcext:value-type="float">
            <text:p>1240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650.5" calcext:value-type="float">
            <text:p>1265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903.25" calcext:value-type="float">
            <text:p>1290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158.5" calcext:value-type="float">
            <text:p>131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416.25" calcext:value-type="float">
            <text:p>134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676.5" calcext:value-type="float">
            <text:p>1367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939.25" calcext:value-type="float">
            <text:p>139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204.5" calcext:value-type="float">
            <text:p>142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472.25" calcext:value-type="float">
            <text:p>144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742.5" calcext:value-type="float">
            <text:p>1474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015.25" calcext:value-type="float">
            <text:p>150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290.5" calcext:value-type="float">
            <text:p>152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568.25" calcext:value-type="float">
            <text:p>155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8.5" calcext:value-type="float">
            <text:p>1584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131.25" calcext:value-type="float">
            <text:p>161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416.5" calcext:value-type="float">
            <text:p>164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04.25" calcext:value-type="float">
            <text:p>167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994.5" calcext:value-type="float">
            <text:p>1699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287.25" calcext:value-type="float">
            <text:p>172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582.5" calcext:value-type="float">
            <text:p>175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880.25" calcext:value-type="float">
            <text:p>178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180.5" calcext:value-type="float">
            <text:p>1818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483.25" calcext:value-type="float">
            <text:p>184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788.5" calcext:value-type="float">
            <text:p>187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096.25" calcext:value-type="float">
            <text:p>190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406.5" calcext:value-type="float">
            <text:p>1940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719.25" calcext:value-type="float">
            <text:p>197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034.5" calcext:value-type="float">
            <text:p>200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.25" calcext:value-type="float">
            <text:p>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9.25" calcext:value-type="float">
            <text:p>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2.25" calcext:value-type="float">
            <text:p>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5.25" calcext:value-type="float">
            <text:p>1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0.5" calcext:value-type="float">
            <text:p>14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8.25" calcext:value-type="float">
            <text:p>1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8.5" calcext:value-type="float">
            <text:p>1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1.25" calcext:value-type="float">
            <text:p>2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6.5" calcext:value-type="float">
            <text:p>26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4.25" calcext:value-type="float">
            <text:p>3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4.5" calcext:value-type="float">
            <text:p>3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7.25" calcext:value-type="float">
            <text:p>3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32.5" calcext:value-type="float">
            <text:p>43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0.25" calcext:value-type="float">
            <text:p>4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0.5" calcext:value-type="float">
            <text:p>5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3.25" calcext:value-type="float">
            <text:p>5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38.5" calcext:value-type="float">
            <text:p>63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6.25" calcext:value-type="float">
            <text:p>6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6.5" calcext:value-type="float">
            <text:p>7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9.25" calcext:value-type="float">
            <text:p>8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84.5" calcext:value-type="float">
            <text:p>88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2.25" calcext:value-type="float">
            <text:p>95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2.5" calcext:value-type="float">
            <text:p>10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.25" calcext:value-type="float">
            <text:p>109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70.5" calcext:value-type="float">
            <text:p>117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8.25" calcext:value-type="float">
            <text:p>124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28.5" calcext:value-type="float">
            <text:p>13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11.25" calcext:value-type="float">
            <text:p>141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96.5" calcext:value-type="float">
            <text:p>149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.25" calcext:value-type="float">
            <text:p>158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4.5" calcext:value-type="float">
            <text:p>16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67.25" calcext:value-type="float">
            <text:p>176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62.5" calcext:value-type="float">
            <text:p>186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60.25" calcext:value-type="float">
            <text:p>196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60.5" calcext:value-type="float">
            <text:p>20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163.25" calcext:value-type="float">
            <text:p>216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268.5" calcext:value-type="float">
            <text:p>226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76.25" calcext:value-type="float">
            <text:p>237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486.5" calcext:value-type="float">
            <text:p>24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599.25" calcext:value-type="float">
            <text:p>259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714.5" calcext:value-type="float">
            <text:p>271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832.25" calcext:value-type="float">
            <text:p>283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952.5" calcext:value-type="float">
            <text:p>29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75.25" calcext:value-type="float">
            <text:p>307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200.5" calcext:value-type="float">
            <text:p>320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328.25" calcext:value-type="float">
            <text:p>332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58.5" calcext:value-type="float">
            <text:p>34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591.25" calcext:value-type="float">
            <text:p>359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726.5" calcext:value-type="float">
            <text:p>37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64.25" calcext:value-type="float">
            <text:p>386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004.5" calcext:value-type="float">
            <text:p>40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147.25" calcext:value-type="float">
            <text:p>414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292.5" calcext:value-type="float">
            <text:p>42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440.25" calcext:value-type="float">
            <text:p>444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590.5" calcext:value-type="float">
            <text:p>45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743.25" calcext:value-type="float">
            <text:p>474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98.5" calcext:value-type="float">
            <text:p>48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056.25" calcext:value-type="float">
            <text:p>505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216.5" calcext:value-type="float">
            <text:p>52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79.25" calcext:value-type="float">
            <text:p>537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544.5" calcext:value-type="float">
            <text:p>55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712.25" calcext:value-type="float">
            <text:p>571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82.5" calcext:value-type="float">
            <text:p>58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055.25" calcext:value-type="float">
            <text:p>605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230.5" calcext:value-type="float">
            <text:p>62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408.25" calcext:value-type="float">
            <text:p>640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588.5" calcext:value-type="float">
            <text:p>65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771.25" calcext:value-type="float">
            <text:p>677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56.5" calcext:value-type="float">
            <text:p>69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144.25" calcext:value-type="float">
            <text:p>714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334.5" calcext:value-type="float">
            <text:p>73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27.25" calcext:value-type="float">
            <text:p>752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722.5" calcext:value-type="float">
            <text:p>77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920.25" calcext:value-type="float">
            <text:p>792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20.5" calcext:value-type="float">
            <text:p>812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323.25" calcext:value-type="float">
            <text:p>832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528.5" calcext:value-type="float">
            <text:p>85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736.25" calcext:value-type="float">
            <text:p>873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946.5" calcext:value-type="float">
            <text:p>894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159.25" calcext:value-type="float">
            <text:p>915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374.5" calcext:value-type="float">
            <text:p>93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92.25" calcext:value-type="float">
            <text:p>959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812.5" calcext:value-type="float">
            <text:p>981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035.25" calcext:value-type="float">
            <text:p>1003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60.5" calcext:value-type="float">
            <text:p>102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488.25" calcext:value-type="float">
            <text:p>1048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718.5" calcext:value-type="float">
            <text:p>1071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1.25" calcext:value-type="float">
            <text:p>1095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186.5" calcext:value-type="float">
            <text:p>111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424.25" calcext:value-type="float">
            <text:p>1142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664.5" calcext:value-type="float">
            <text:p>1166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907.25" calcext:value-type="float">
            <text:p>1190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152.5" calcext:value-type="float">
            <text:p>121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00.25" calcext:value-type="float">
            <text:p>1240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650.5" calcext:value-type="float">
            <text:p>1265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903.25" calcext:value-type="float">
            <text:p>1290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158.5" calcext:value-type="float">
            <text:p>131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416.25" calcext:value-type="float">
            <text:p>134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676.5" calcext:value-type="float">
            <text:p>1367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939.25" calcext:value-type="float">
            <text:p>139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204.5" calcext:value-type="float">
            <text:p>142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472.25" calcext:value-type="float">
            <text:p>144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742.5" calcext:value-type="float">
            <text:p>1474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015.25" calcext:value-type="float">
            <text:p>150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290.5" calcext:value-type="float">
            <text:p>152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568.25" calcext:value-type="float">
            <text:p>155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8.5" calcext:value-type="float">
            <text:p>1584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131.25" calcext:value-type="float">
            <text:p>161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416.5" calcext:value-type="float">
            <text:p>164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04.25" calcext:value-type="float">
            <text:p>167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994.5" calcext:value-type="float">
            <text:p>1699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287.25" calcext:value-type="float">
            <text:p>172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582.5" calcext:value-type="float">
            <text:p>175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880.25" calcext:value-type="float">
            <text:p>178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180.5" calcext:value-type="float">
            <text:p>1818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483.25" calcext:value-type="float">
            <text:p>184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788.5" calcext:value-type="float">
            <text:p>187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096.25" calcext:value-type="float">
            <text:p>190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406.5" calcext:value-type="float">
            <text:p>1940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719.25" calcext:value-type="float">
            <text:p>197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034.5" calcext:value-type="float">
            <text:p>200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.25" calcext:value-type="float">
            <text:p>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9.25" calcext:value-type="float">
            <text:p>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2.25" calcext:value-type="float">
            <text:p>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5.25" calcext:value-type="float">
            <text:p>1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0.5" calcext:value-type="float">
            <text:p>14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8.25" calcext:value-type="float">
            <text:p>1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8.5" calcext:value-type="float">
            <text:p>1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1.25" calcext:value-type="float">
            <text:p>2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6.5" calcext:value-type="float">
            <text:p>26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4.25" calcext:value-type="float">
            <text:p>3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4.5" calcext:value-type="float">
            <text:p>3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7.25" calcext:value-type="float">
            <text:p>3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32.5" calcext:value-type="float">
            <text:p>43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0.25" calcext:value-type="float">
            <text:p>4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0.5" calcext:value-type="float">
            <text:p>5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3.25" calcext:value-type="float">
            <text:p>5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38.5" calcext:value-type="float">
            <text:p>63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6.25" calcext:value-type="float">
            <text:p>6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6.5" calcext:value-type="float">
            <text:p>7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9.25" calcext:value-type="float">
            <text:p>8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84.5" calcext:value-type="float">
            <text:p>88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2.25" calcext:value-type="float">
            <text:p>95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2.5" calcext:value-type="float">
            <text:p>10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.25" calcext:value-type="float">
            <text:p>109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70.5" calcext:value-type="float">
            <text:p>117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8.25" calcext:value-type="float">
            <text:p>124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28.5" calcext:value-type="float">
            <text:p>13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11.25" calcext:value-type="float">
            <text:p>141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96.5" calcext:value-type="float">
            <text:p>149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.25" calcext:value-type="float">
            <text:p>158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4.5" calcext:value-type="float">
            <text:p>16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67.25" calcext:value-type="float">
            <text:p>176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62.5" calcext:value-type="float">
            <text:p>186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60.25" calcext:value-type="float">
            <text:p>196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60.5" calcext:value-type="float">
            <text:p>20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163.25" calcext:value-type="float">
            <text:p>216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268.5" calcext:value-type="float">
            <text:p>226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76.25" calcext:value-type="float">
            <text:p>237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486.5" calcext:value-type="float">
            <text:p>24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599.25" calcext:value-type="float">
            <text:p>259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714.5" calcext:value-type="float">
            <text:p>271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832.25" calcext:value-type="float">
            <text:p>283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952.5" calcext:value-type="float">
            <text:p>29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75.25" calcext:value-type="float">
            <text:p>307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200.5" calcext:value-type="float">
            <text:p>320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328.25" calcext:value-type="float">
            <text:p>332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58.5" calcext:value-type="float">
            <text:p>34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591.25" calcext:value-type="float">
            <text:p>359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726.5" calcext:value-type="float">
            <text:p>37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64.25" calcext:value-type="float">
            <text:p>386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004.5" calcext:value-type="float">
            <text:p>40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147.25" calcext:value-type="float">
            <text:p>414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292.5" calcext:value-type="float">
            <text:p>42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440.25" calcext:value-type="float">
            <text:p>444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590.5" calcext:value-type="float">
            <text:p>45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743.25" calcext:value-type="float">
            <text:p>474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98.5" calcext:value-type="float">
            <text:p>48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056.25" calcext:value-type="float">
            <text:p>505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216.5" calcext:value-type="float">
            <text:p>52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79.25" calcext:value-type="float">
            <text:p>537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544.5" calcext:value-type="float">
            <text:p>55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712.25" calcext:value-type="float">
            <text:p>571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82.5" calcext:value-type="float">
            <text:p>58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055.25" calcext:value-type="float">
            <text:p>605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230.5" calcext:value-type="float">
            <text:p>62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408.25" calcext:value-type="float">
            <text:p>640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588.5" calcext:value-type="float">
            <text:p>65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771.25" calcext:value-type="float">
            <text:p>677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56.5" calcext:value-type="float">
            <text:p>69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144.25" calcext:value-type="float">
            <text:p>714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334.5" calcext:value-type="float">
            <text:p>73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27.25" calcext:value-type="float">
            <text:p>752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722.5" calcext:value-type="float">
            <text:p>77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920.25" calcext:value-type="float">
            <text:p>792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20.5" calcext:value-type="float">
            <text:p>812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323.25" calcext:value-type="float">
            <text:p>832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528.5" calcext:value-type="float">
            <text:p>85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736.25" calcext:value-type="float">
            <text:p>873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946.5" calcext:value-type="float">
            <text:p>894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159.25" calcext:value-type="float">
            <text:p>915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374.5" calcext:value-type="float">
            <text:p>93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92.25" calcext:value-type="float">
            <text:p>959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812.5" calcext:value-type="float">
            <text:p>981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035.25" calcext:value-type="float">
            <text:p>1003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60.5" calcext:value-type="float">
            <text:p>102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488.25" calcext:value-type="float">
            <text:p>1048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718.5" calcext:value-type="float">
            <text:p>1071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1.25" calcext:value-type="float">
            <text:p>1095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186.5" calcext:value-type="float">
            <text:p>111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424.25" calcext:value-type="float">
            <text:p>1142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664.5" calcext:value-type="float">
            <text:p>1166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907.25" calcext:value-type="float">
            <text:p>1190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152.5" calcext:value-type="float">
            <text:p>121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00.25" calcext:value-type="float">
            <text:p>1240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650.5" calcext:value-type="float">
            <text:p>1265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903.25" calcext:value-type="float">
            <text:p>1290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158.5" calcext:value-type="float">
            <text:p>131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416.25" calcext:value-type="float">
            <text:p>134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676.5" calcext:value-type="float">
            <text:p>1367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939.25" calcext:value-type="float">
            <text:p>139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204.5" calcext:value-type="float">
            <text:p>142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472.25" calcext:value-type="float">
            <text:p>144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742.5" calcext:value-type="float">
            <text:p>1474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015.25" calcext:value-type="float">
            <text:p>150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290.5" calcext:value-type="float">
            <text:p>152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568.25" calcext:value-type="float">
            <text:p>155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8.5" calcext:value-type="float">
            <text:p>1584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131.25" calcext:value-type="float">
            <text:p>161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416.5" calcext:value-type="float">
            <text:p>164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04.25" calcext:value-type="float">
            <text:p>167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994.5" calcext:value-type="float">
            <text:p>1699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287.25" calcext:value-type="float">
            <text:p>172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582.5" calcext:value-type="float">
            <text:p>175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880.25" calcext:value-type="float">
            <text:p>178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180.5" calcext:value-type="float">
            <text:p>1818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483.25" calcext:value-type="float">
            <text:p>184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788.5" calcext:value-type="float">
            <text:p>187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096.25" calcext:value-type="float">
            <text:p>190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406.5" calcext:value-type="float">
            <text:p>1940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719.25" calcext:value-type="float">
            <text:p>197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034.5" calcext:value-type="float">
            <text:p>200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.25" calcext:value-type="float">
            <text:p>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9.25" calcext:value-type="float">
            <text:p>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2.25" calcext:value-type="float">
            <text:p>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5.25" calcext:value-type="float">
            <text:p>1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0.5" calcext:value-type="float">
            <text:p>14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8.25" calcext:value-type="float">
            <text:p>16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8.5" calcext:value-type="float">
            <text:p>1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1.25" calcext:value-type="float">
            <text:p>23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66.5" calcext:value-type="float">
            <text:p>26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4.25" calcext:value-type="float">
            <text:p>30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4.5" calcext:value-type="float">
            <text:p>3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7.25" calcext:value-type="float">
            <text:p>38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32.5" calcext:value-type="float">
            <text:p>43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0.25" calcext:value-type="float">
            <text:p>48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0.5" calcext:value-type="float">
            <text:p>5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3.25" calcext:value-type="float">
            <text:p>58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38.5" calcext:value-type="float">
            <text:p>63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6.25" calcext:value-type="float">
            <text:p>69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6.5" calcext:value-type="float">
            <text:p>7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9.25" calcext:value-type="float">
            <text:p>81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84.5" calcext:value-type="float">
            <text:p>88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2.25" calcext:value-type="float">
            <text:p>95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2.5" calcext:value-type="float">
            <text:p>10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.25" calcext:value-type="float">
            <text:p>109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70.5" calcext:value-type="float">
            <text:p>117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8.25" calcext:value-type="float">
            <text:p>124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28.5" calcext:value-type="float">
            <text:p>13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11.25" calcext:value-type="float">
            <text:p>141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96.5" calcext:value-type="float">
            <text:p>149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84.25" calcext:value-type="float">
            <text:p>158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674.5" calcext:value-type="float">
            <text:p>16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67.25" calcext:value-type="float">
            <text:p>176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62.5" calcext:value-type="float">
            <text:p>186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960.25" calcext:value-type="float">
            <text:p>196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060.5" calcext:value-type="float">
            <text:p>20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163.25" calcext:value-type="float">
            <text:p>216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268.5" calcext:value-type="float">
            <text:p>226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376.25" calcext:value-type="float">
            <text:p>237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486.5" calcext:value-type="float">
            <text:p>24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599.25" calcext:value-type="float">
            <text:p>259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714.5" calcext:value-type="float">
            <text:p>271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832.25" calcext:value-type="float">
            <text:p>283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2952.5" calcext:value-type="float">
            <text:p>29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075.25" calcext:value-type="float">
            <text:p>307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200.5" calcext:value-type="float">
            <text:p>320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328.25" calcext:value-type="float">
            <text:p>332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458.5" calcext:value-type="float">
            <text:p>34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591.25" calcext:value-type="float">
            <text:p>359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726.5" calcext:value-type="float">
            <text:p>372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864.25" calcext:value-type="float">
            <text:p>386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004.5" calcext:value-type="float">
            <text:p>40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147.25" calcext:value-type="float">
            <text:p>414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292.5" calcext:value-type="float">
            <text:p>429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440.25" calcext:value-type="float">
            <text:p>444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590.5" calcext:value-type="float">
            <text:p>45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743.25" calcext:value-type="float">
            <text:p>474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4898.5" calcext:value-type="float">
            <text:p>489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056.25" calcext:value-type="float">
            <text:p>505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216.5" calcext:value-type="float">
            <text:p>521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379.25" calcext:value-type="float">
            <text:p>537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544.5" calcext:value-type="float">
            <text:p>554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712.25" calcext:value-type="float">
            <text:p>571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5882.5" calcext:value-type="float">
            <text:p>588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055.25" calcext:value-type="float">
            <text:p>605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230.5" calcext:value-type="float">
            <text:p>623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408.25" calcext:value-type="float">
            <text:p>640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588.5" calcext:value-type="float">
            <text:p>658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771.25" calcext:value-type="float">
            <text:p>677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6956.5" calcext:value-type="float">
            <text:p>695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144.25" calcext:value-type="float">
            <text:p>714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334.5" calcext:value-type="float">
            <text:p>733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527.25" calcext:value-type="float">
            <text:p>752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722.5" calcext:value-type="float">
            <text:p>772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7920.25" calcext:value-type="float">
            <text:p>792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120.5" calcext:value-type="float">
            <text:p>812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323.25" calcext:value-type="float">
            <text:p>832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528.5" calcext:value-type="float">
            <text:p>852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736.25" calcext:value-type="float">
            <text:p>873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8946.5" calcext:value-type="float">
            <text:p>894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159.25" calcext:value-type="float">
            <text:p>915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374.5" calcext:value-type="float">
            <text:p>937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592.25" calcext:value-type="float">
            <text:p>959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9812.5" calcext:value-type="float">
            <text:p>981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035.25" calcext:value-type="float">
            <text:p>1003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260.5" calcext:value-type="float">
            <text:p>1026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488.25" calcext:value-type="float">
            <text:p>1048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718.5" calcext:value-type="float">
            <text:p>1071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951.25" calcext:value-type="float">
            <text:p>1095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186.5" calcext:value-type="float">
            <text:p>1118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424.25" calcext:value-type="float">
            <text:p>11424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664.5" calcext:value-type="float">
            <text:p>1166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1907.25" calcext:value-type="float">
            <text:p>11907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152.5" calcext:value-type="float">
            <text:p>1215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400.25" calcext:value-type="float">
            <text:p>1240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650.5" calcext:value-type="float">
            <text:p>1265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2903.25" calcext:value-type="float">
            <text:p>12903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158.5" calcext:value-type="float">
            <text:p>13158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416.25" calcext:value-type="float">
            <text:p>13416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676.5" calcext:value-type="float">
            <text:p>13676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3939.25" calcext:value-type="float">
            <text:p>13939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204.5" calcext:value-type="float">
            <text:p>14204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472.25" calcext:value-type="float">
            <text:p>14472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4742.5" calcext:value-type="float">
            <text:p>14742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015.25" calcext:value-type="float">
            <text:p>15015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290.5" calcext:value-type="float">
            <text:p>1529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5568.25" calcext:value-type="float">
            <text:p>15568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2:51:59.811358061</meta:creation-date>
    <dc:date>2024-02-06T18:28:40.162010234</dc:date>
    <meta:editing-duration>PT7H11M47S</meta:editing-duration>
    <meta:editing-cycles>10</meta:editing-cycles>
    <meta:generator>LibreOffice/7.3.7.2$Linux_X86_64 LibreOffice_project/30$Build-2</meta:generator>
    <meta:document-statistic meta:table-count="1" meta:cell-count="2033" meta:object-count="0"/>
  </office:meta>
</office:document-meta>
</file>